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font-name-asian="Noto Sans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寸丁</text:p>
          </table:table-cell>
          <table:table-cell office:value-type="string" calcext:value-type="string">
            <text:p>丨川片</text:p>
          </table:table-cell>
          <table:table-cell table:style-name="Default" office:value-type="string" calcext:value-type="string">
            <text:p>丿彡行</text:p>
          </table:table-cell>
          <table:table-cell office:value-type="string" calcext:value-type="string">
            <text:p><text:span text:style-name="T7">丶氵</text:span>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7">㇕</text:span>韋</text:p>
          </table:table-cell>
          <table:table-cell table:style-name="ce15" office:value-type="string" calcext:value-type="string">
            <text:p><text:span text:style-name="T8">㇆乙</text:span><text:span text:style-name="T9">了</text:span>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<text:span text:style-name="T7">二工</text:span>示夫</text:p>
          </table:table-cell>
          <table:table-cell office:value-type="string" calcext:value-type="string">
            <text:p>卜虎上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7">矢⺮攵</text:span>气</text:p>
          </table:table-cell>
          <table:table-cell office:value-type="string" calcext:value-type="string">
            <text:p><text:span text:style-name="T7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十廿革</text:p>
          </table:table-cell>
          <table:table-cell office:value-type="string" calcext:value-type="string">
            <text:p>止齒走足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<text:span text:style-name="T7">亠言</text:span>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禾釆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豸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士者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<text:span text:style-name="T7">丷</text:span>火灬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<text:span text:style-name="T7">艹甘其耳</text:span></text:p>
          </table:table-cell>
          <table:table-cell/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豕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7">冫</text:span>丬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王三丰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7">尸</text:span>尹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<text:span text:style-name="T7">己巳</text:span>巴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鬼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冂巾骨咼</text:p>
          </table:table-cell>
          <table:table-cell office:value-type="string" calcext:value-type="string">
            <text:p>門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7">石不而</text:span>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廴㠯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亡</text:p>
          </table:table-cell>
          <table:table-cell office:value-type="string" calcext:value-type="string">
            <text:p>户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車舟馬龍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<text:span text:style-name="T7">厶虫</text:span>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<text:span text:style-name="T7">几凡風</text:span>殳</text:p>
          </table:table-cell>
          <table:table-cell office:value-type="string" calcext:value-type="string">
            <text:p><text:span text:style-name="T7">夕夂</text:span>夗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西酉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1:55:41.0808934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0:19:15.803909434</dc:date>
    <meta:editing-duration>P3DT22H19M23S</meta:editing-duration>
    <meta:editing-cycles>958</meta:editing-cycles>
    <meta:generator>LibreOffice/7.6.6.3$Linux_X86_64 LibreOffice_project/60$Build-3</meta:generator>
    <meta:document-statistic meta:table-count="1" meta:cell-count="424" meta:object-count="0"/>
  </office:meta>
</office:document-meta>
</file>